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600" table:style-name="ce1">
            <text:p>6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80" table:style-name="ce1">
            <text:p>18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900" table:style-name="ce1">
            <text:p>9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600" table:style-name="ce1">
            <text:p>6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750" table:formula="of:=SUM([.E2:.E54])" table:style-name="ce20">
            <text:p>475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2-09T08:14:06Z</dc:date>
    <meta:print-date>2025-07-12T11:57:59Z</meta:print-date>
    <meta:editing-cycles>194</meta:editing-cycles>
    <meta:editing-duration>PT387751S</meta:editing-duration>
  </office:meta>
</office:document-meta>
</file>